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4, 2021 (06:20:45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4T18:20:50Z</meta:creation-date>
    <dc:date>2021-05-24T18:20:50Z</dc:date>
    <meta:user-defined meta:name="date" meta:value-type="string">May  24, 2021 (06:20:45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